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inux pve 6.17.2-1-pve #1 SMP PREEMPT_DYNAMIC PMX 6.17.2-1 (2025-10-21T11:55Z) x86_64</text:p>
      <text:p text:style-name="Standard"/>
      <text:p text:style-name="Standard">The programs included with the Debian GNU/Linux system are free software;</text:p>
      <text:p text:style-name="Standard">the exact distribution terms for each program are described in the</text:p>
      <text:p text:style-name="Standard">individual files in /usr/share/doc/*/copyright.</text:p>
      <text:p text:style-name="Standard"/>
      <text:p text:style-name="Standard">Debian GNU/Linux comes with ABSOLUTELY NO WARRANTY, to the extent</text:p>
      <text:p text:style-name="Standard">permitted by applicable law.</text:p>
      <text:p text:style-name="Standard">root@pve:~# lshw</text:p>
      <text:p text:style-name="Standard">pve <text:s text:c="24"/></text:p>
      <text:p text:style-name="Standard"><text:s text:c="4"/>description: Space-saving Computer</text:p>
      <text:p text:style-name="Standard"><text:s text:c="4"/>product: OptiPlex 7020 (05A5)</text:p>
      <text:p text:style-name="Standard"><text:s text:c="4"/>vendor: Dell Inc.</text:p>
      <text:p text:style-name="Standard"><text:s text:c="4"/>version: 00</text:p>
      <text:p text:style-name="Standard"><text:s text:c="4"/>serial: DK21CB2</text:p>
      <text:p text:style-name="Standard"><text:s text:c="4"/>width: 64 bits</text:p>
      <text:p text:style-name="Standard"><text:s text:c="4"/>capabilities: smbios-2.7 dmi-2.7 smp vsyscall32</text:p>
      <text:p text:style-name="Standard"><text:s text:c="4"/>configuration: administrator_password=disabled boot=normal chassis=space-saving frontpanel_password=disabled keyboard_password=disabled power-on_password=disabled sku=05A5 uuid=4c4c4544-004b-3210-8031-c4c04f434232</text:p>
      <text:p text:style-name="Standard"><text:s text:c="2"/>*-core</text:p>
      <text:p text:style-name="Standard"><text:s text:c="7"/>description: Motherboard</text:p>
      <text:p text:style-name="Standard"><text:s text:c="7"/>product: 02YYK5</text:p>
      <text:p text:style-name="Standard"><text:s text:c="7"/>vendor: Dell Inc.</text:p>
      <text:p text:style-name="Standard"><text:s text:c="7"/>physical id: 0</text:p>
      <text:p text:style-name="Standard"><text:s text:c="7"/>version: A01</text:p>
      <text:p text:style-name="Standard"><text:s text:c="7"/>serial: /DK21CB2/CN722005BG03ZB/</text:p>
      <text:p text:style-name="Standard"><text:s text:c="5"/>*-firmware</text:p>
      <text:p text:style-name="Standard"><text:s text:c="10"/>description: BIOS</text:p>
      <text:p text:style-name="Standard"><text:s text:c="10"/>vendor: Dell Inc.</text:p>
      <text:p text:style-name="Standard"><text:s text:c="10"/>physical id: 0</text:p>
      <text:p text:style-name="Standard"><text:s text:c="10"/>version: A16</text:p>
      <text:p text:style-name="Standard"><text:s text:c="10"/>date: 06/26/2018</text:p>
      <text:p text:style-name="Standard"><text:s text:c="10"/>size: 64KiB</text:p>
      <text:p text:style-name="Standard"><text:s text:c="10"/>capacity: 12MiB</text:p>
      <text:p text:style-name="Standard"><text:s text:c="10"/>capabilities: pci pnp upgrade shadowing cdboot bootselect edd int13floppy1200 int13floppy720 int13floppy2880 int5printscreen int9keyboard int14serial int17printer acpi usb biosbootspecification netboot uefi</text:p>
      <text:p text:style-name="Standard"><text:s text:c="5"/>*-cpu</text:p>
      <text:p text:style-name="Standard"><text:s text:c="10"/>description: CPU</text:p>
      <text:p text:style-name="Standard"><text:s text:c="10"/>product: Intel(R) Core(TM) i7-4770 CPU @ 3.40GHz</text:p>
      <text:p text:style-name="Standard"><text:s text:c="10"/>vendor: Intel Corp.</text:p>
      <text:p text:style-name="Standard"><text:s text:c="10"/>physical id: 3c</text:p>
      <text:p text:style-name="Standard"><text:s text:c="10"/>bus info: cpu@0</text:p>
      <text:p text:style-name="Standard"><text:s text:c="10"/>version: 6.60.3</text:p>
      <text:p text:style-name="Standard"><text:s text:c="10"/>slot: SOCKET 0</text:p>
      <text:p text:style-name="Standard"><text:s text:c="10"/>size: 3400MHz</text:p>
      <text:p text:style-name="Standard"><text:s text:c="10"/>capacity: 3800MHz</text:p>
      <text:p text:style-name="Standard"><text:s text:c="10"/>width: 64 bits</text:p>
      <text:p text:style-name="Standard"><text:soft-page-break/><text:s text:c="10"/>clock: 100MHz</text:p>
      <text:p text:style-name="Standard"><text:s text:c="10"/>capabilities: lm fpu fpu_exception wp vme de pse tsc msr pae mce cx8 apic sep mtrr pge mca cmov pat pse36 clflush dts acpi mmx fxsr sse sse2 ss ht tm pbe syscall nx pdpe1gb rdtscp x86-64 constant_tsc arch_perfmon pebs bts rep_good nopl xtopology nonstop_tsc cpuid aperfmperf pni pclmulqdq dtes64 monitor ds_cpl vmx smx est tm2 ssse3 sdbg fma cx16 xtpr pdcm pcid sse4_1 sse4_2 x2apic movbe popcnt tsc_deadline_timer aes xsave avx f16c rdrand lahf_lm abm cpuid_fault epb pti ssbd ibrs ibpb stibp tpr_shadow flexpriority ept vpid ept_ad fsgsbase tsc_adjust bmi1 avx2 smep bmi2 erms invpcid xsaveopt dtherm arat pln pts vnmi md_clear flush_l1d cpufreq</text:p>
      <text:p text:style-name="Standard"><text:s text:c="10"/>configuration: cores=4 enabledcores=4 microcode=40 threads=8</text:p>
      <text:p text:style-name="Standard"><text:s text:c="8"/>*-cache:0</text:p>
      <text:p text:style-name="Standard"><text:s text:c="13"/>description: L1 cache</text:p>
      <text:p text:style-name="Standard"><text:s text:c="13"/>physical id: 3d</text:p>
      <text:p text:style-name="Standard"><text:s text:c="13"/>slot: CPU Internal L1</text:p>
      <text:p text:style-name="Standard"><text:s text:c="13"/>size: 256KiB</text:p>
      <text:p text:style-name="Standard"><text:s text:c="13"/>capacity: 256KiB</text:p>
      <text:p text:style-name="Standard"><text:s text:c="13"/>capabilities: internal write-back</text:p>
      <text:p text:style-name="Standard"><text:s text:c="13"/>configuration: level=1</text:p>
      <text:p text:style-name="Standard"><text:s text:c="8"/>*-cache:1</text:p>
      <text:p text:style-name="Standard"><text:s text:c="13"/>description: L2 cache</text:p>
      <text:p text:style-name="Standard"><text:s text:c="13"/>physical id: 3e</text:p>
      <text:p text:style-name="Standard"><text:s text:c="13"/>slot: CPU Internal L2</text:p>
      <text:p text:style-name="Standard"><text:s text:c="13"/>size: 1MiB</text:p>
      <text:p text:style-name="Standard"><text:s text:c="13"/>capacity: 1MiB</text:p>
      <text:p text:style-name="Standard"><text:s text:c="13"/>capabilities: internal write-back unified</text:p>
      <text:p text:style-name="Standard"><text:s text:c="13"/>configuration: level=2</text:p>
      <text:p text:style-name="Standard"><text:s text:c="8"/>*-cache:2</text:p>
      <text:p text:style-name="Standard"><text:s text:c="13"/>description: L3 cache</text:p>
      <text:p text:style-name="Standard"><text:s text:c="13"/>physical id: 3f</text:p>
      <text:p text:style-name="Standard"><text:s text:c="13"/>slot: CPU Internal L3</text:p>
      <text:p text:style-name="Standard"><text:s text:c="13"/>size: 8MiB</text:p>
      <text:p text:style-name="Standard"><text:s text:c="13"/>capacity: 8MiB</text:p>
      <text:p text:style-name="Standard"><text:s text:c="13"/>capabilities: internal write-back unified</text:p>
      <text:p text:style-name="Standard"><text:s text:c="13"/>configuration: level=3</text:p>
      <text:p text:style-name="Standard"><text:s text:c="5"/>*-memory</text:p>
      <text:p text:style-name="Standard"><text:s text:c="10"/>description: System Memory</text:p>
      <text:p text:style-name="Standard"><text:s text:c="10"/>physical id: 40</text:p>
      <text:p text:style-name="Standard"><text:s text:c="10"/>slot: System board or motherboard</text:p>
      <text:p text:style-name="Standard"><text:s text:c="10"/>size: 32GiB</text:p>
      <text:p text:style-name="Standard"><text:s text:c="8"/>*-bank:0</text:p>
      <text:p text:style-name="Standard"><text:s text:c="13"/>description: DIMM DDR3 Synchronous 1600 MHz (0.6 ns)</text:p>
      <text:p text:style-name="Standard"><text:s text:c="13"/>product: Team-Elite-1600</text:p>
      <text:p text:style-name="Standard"><text:s text:c="13"/>vendor: Fujitsu</text:p>
      <text:p text:style-name="Standard"><text:s text:c="13"/>physical id: 0</text:p>
      <text:p text:style-name="Standard"><text:s text:c="13"/>serial: 000000000000</text:p>
      <text:p text:style-name="Standard"><text:s text:c="13"/>slot: DIMM3</text:p>
      <text:p text:style-name="Standard"><text:s text:c="13"/>size: 8GiB</text:p>
      <text:p text:style-name="Standard"><text:s text:c="13"/>width: 64 bits</text:p>
      <text:p text:style-name="Standard"><text:s text:c="13"/>clock: 1600MHz (0.6ns)</text:p>
      <text:p text:style-name="Standard"><text:s text:c="8"/>*-bank:1</text:p>
      <text:p text:style-name="Standard"><text:soft-page-break/><text:s text:c="13"/>description: DIMM DDR3 Synchronous 1600 MHz (0.6 ns)</text:p>
      <text:p text:style-name="Standard"><text:s text:c="13"/>product: TIMETEC-UD3-1600</text:p>
      <text:p text:style-name="Standard"><text:s text:c="13"/>vendor: 8C26</text:p>
      <text:p text:style-name="Standard"><text:s text:c="13"/>physical id: 1</text:p>
      <text:p text:style-name="Standard"><text:s text:c="13"/>serial: 000000000000</text:p>
      <text:p text:style-name="Standard"><text:s text:c="13"/>slot: DIMM1</text:p>
      <text:p text:style-name="Standard"><text:s text:c="13"/>size: 8GiB</text:p>
      <text:p text:style-name="Standard"><text:s text:c="13"/>width: 64 bits</text:p>
      <text:p text:style-name="Standard"><text:s text:c="13"/>clock: 1600MHz (0.6ns)</text:p>
      <text:p text:style-name="Standard"><text:s text:c="8"/>*-bank:2</text:p>
      <text:p text:style-name="Standard"><text:s text:c="13"/>description: DIMM DDR3 Synchronous 1600 MHz (0.6 ns)</text:p>
      <text:p text:style-name="Standard"><text:s text:c="13"/>product: Team-Elite-1600</text:p>
      <text:p text:style-name="Standard"><text:s text:c="13"/>vendor: Fujitsu</text:p>
      <text:p text:style-name="Standard"><text:s text:c="13"/>physical id: 2</text:p>
      <text:p text:style-name="Standard"><text:s text:c="13"/>serial: 000000000000</text:p>
      <text:p text:style-name="Standard"><text:s text:c="13"/>slot: DIMM4</text:p>
      <text:p text:style-name="Standard"><text:s text:c="13"/>size: 8GiB</text:p>
      <text:p text:style-name="Standard"><text:s text:c="13"/>width: 64 bits</text:p>
      <text:p text:style-name="Standard"><text:s text:c="13"/>clock: 1600MHz (0.6ns)</text:p>
      <text:p text:style-name="Standard"><text:s text:c="8"/>*-bank:3</text:p>
      <text:p text:style-name="Standard"><text:s text:c="13"/>description: DIMM DDR3 Synchronous 1600 MHz (0.6 ns)</text:p>
      <text:p text:style-name="Standard"><text:s text:c="13"/>product: TIMETEC-UD3-1600</text:p>
      <text:p text:style-name="Standard"><text:s text:c="13"/>vendor: 8C26</text:p>
      <text:p text:style-name="Standard"><text:s text:c="13"/>physical id: 3</text:p>
      <text:p text:style-name="Standard"><text:s text:c="13"/>serial: 000000000000</text:p>
      <text:p text:style-name="Standard"><text:s text:c="13"/>slot: DIMM2</text:p>
      <text:p text:style-name="Standard"><text:s text:c="13"/>size: 8GiB</text:p>
      <text:p text:style-name="Standard"><text:s text:c="13"/>width: 64 bits</text:p>
      <text:p text:style-name="Standard"><text:s text:c="13"/>clock: 1600MHz (0.6ns)</text:p>
      <text:p text:style-name="Standard"><text:s text:c="5"/>*-pci</text:p>
      <text:p text:style-name="Standard"><text:s text:c="10"/>description: Host bridge</text:p>
      <text:p text:style-name="Standard"><text:s text:c="10"/>product: 4th Gen Core Processor DRAM Controller</text:p>
      <text:p text:style-name="Standard"><text:s text:c="10"/>vendor: Intel Corporation</text:p>
      <text:p text:style-name="Standard"><text:s text:c="10"/>physical id: 100</text:p>
      <text:p text:style-name="Standard"><text:s text:c="10"/>bus info: pci@0000:00:00.0</text:p>
      <text:p text:style-name="Standard"><text:s text:c="10"/>version: 06</text:p>
      <text:p text:style-name="Standard"><text:s text:c="10"/>width: 32 bits</text:p>
      <text:p text:style-name="Standard"><text:s text:c="10"/>clock: 33MHz</text:p>
      <text:p text:style-name="Standard"><text:s text:c="10"/>configuration: driver=hsw_uncore</text:p>
      <text:p text:style-name="Standard"><text:s text:c="10"/>resources: irq:0</text:p>
      <text:p text:style-name="Standard"><text:s text:c="8"/>*-display</text:p>
      <text:p text:style-name="Standard"><text:s text:c="13"/>description: VGA compatible controller</text:p>
      <text:p text:style-name="Standard"><text:s text:c="13"/>product: Xeon E3-1200 v3/4th Gen Core Processor Integrated Graphics Controller</text:p>
      <text:p text:style-name="Standard"><text:s text:c="13"/>vendor: Intel Corporation</text:p>
      <text:p text:style-name="Standard"><text:s text:c="13"/>physical id: 2</text:p>
      <text:p text:style-name="Standard"><text:s text:c="13"/>bus info: pci@0000:00:02.0</text:p>
      <text:p text:style-name="Standard"><text:s text:c="13"/>version: 06</text:p>
      <text:p text:style-name="Standard"><text:s text:c="13"/>width: 64 bits</text:p>
      <text:p text:style-name="Standard"><text:s text:c="13"/>clock: 33MHz</text:p>
      <text:p text:style-name="Standard"><text:soft-page-break/><text:s text:c="13"/>capabilities: msi pm vga_controller bus_master cap_list rom</text:p>
      <text:p text:style-name="Standard"><text:s text:c="13"/>configuration: driver=i915 latency=0</text:p>
      <text:p text:style-name="Standard"><text:s text:c="13"/>resources: irq:38 memory:f7800000-f7bfffff memory:e0000000-efffffff ioport:f000(size=64) memory:c0000-dffff</text:p>
      <text:p text:style-name="Standard"><text:s text:c="8"/>*-multimedia:0</text:p>
      <text:p text:style-name="Standard"><text:s text:c="13"/>description: Audio device</text:p>
      <text:p text:style-name="Standard"><text:s text:c="13"/>product: Xeon E3-1200 v3/4th Gen Core Processor HD Audio Controller</text:p>
      <text:p text:style-name="Standard"><text:s text:c="13"/>vendor: Intel Corporation</text:p>
      <text:p text:style-name="Standard"><text:s text:c="13"/>physical id: 3</text:p>
      <text:p text:style-name="Standard"><text:s text:c="13"/>bus info: pci@0000:00:03.0</text:p>
      <text:p text:style-name="Standard"><text:s text:c="13"/>logical name: card1</text:p>
      <text:p text:style-name="Standard"><text:s text:c="13"/>logical name: /dev/snd/controlC1</text:p>
      <text:p text:style-name="Standard"><text:s text:c="13"/>logical name: /dev/snd/hwC1D0</text:p>
      <text:p text:style-name="Standard"><text:s text:c="13"/>logical name: /dev/snd/pcmC1D3p</text:p>
      <text:p text:style-name="Standard"><text:s text:c="13"/>logical name: /dev/snd/pcmC1D7p</text:p>
      <text:p text:style-name="Standard"><text:s text:c="13"/>logical name: /dev/snd/pcmC1D8p</text:p>
      <text:p text:style-name="Standard"><text:s text:c="13"/>version: 06</text:p>
      <text:p text:style-name="Standard"><text:s text:c="13"/>width: 64 bits</text:p>
      <text:p text:style-name="Standard"><text:s text:c="13"/>clock: 33MHz</text:p>
      <text:p text:style-name="Standard"><text:s text:c="13"/>capabilities: pm msi pciexpress bus_master cap_list</text:p>
      <text:p text:style-name="Standard"><text:s text:c="13"/>configuration: driver=snd_hda_intel latency=0</text:p>
      <text:p text:style-name="Standard"><text:s text:c="13"/>resources: irq:39 memory:f7c34000-f7c37fff</text:p>
      <text:p text:style-name="Standard"><text:s text:c="11"/>*-input:0</text:p>
      <text:p text:style-name="Standard"><text:s text:c="16"/>product: HDA Intel HDMI HDMI/DP,pcm=8</text:p>
      <text:p text:style-name="Standard"><text:s text:c="16"/>physical id: 0</text:p>
      <text:p text:style-name="Standard"><text:s text:c="16"/>logical name: input10</text:p>
      <text:p text:style-name="Standard"><text:s text:c="16"/>logical name: /dev/input/event10</text:p>
      <text:p text:style-name="Standard"><text:s text:c="11"/>*-input:1</text:p>
      <text:p text:style-name="Standard"><text:s text:c="16"/>product: HDA Intel HDMI HDMI/DP,pcm=3</text:p>
      <text:p text:style-name="Standard"><text:s text:c="16"/>physical id: 1</text:p>
      <text:p text:style-name="Standard"><text:s text:c="16"/>logical name: input8</text:p>
      <text:p text:style-name="Standard"><text:s text:c="16"/>logical name: /dev/input/event8</text:p>
      <text:p text:style-name="Standard"><text:s text:c="11"/>*-input:2</text:p>
      <text:p text:style-name="Standard"><text:s text:c="16"/>product: HDA Intel HDMI HDMI/DP,pcm=7</text:p>
      <text:p text:style-name="Standard"><text:s text:c="16"/>physical id: 2</text:p>
      <text:p text:style-name="Standard"><text:s text:c="16"/>logical name: input9</text:p>
      <text:p text:style-name="Standard"><text:s text:c="16"/>logical name: /dev/input/event9</text:p>
      <text:p text:style-name="Standard"><text:s text:c="8"/>*-usb:0</text:p>
      <text:p text:style-name="Standard"><text:s text:c="13"/>description: USB controller</text:p>
      <text:p text:style-name="Standard"><text:s text:c="13"/>product: 8 Series/C220 Series Chipset Family USB xHCI</text:p>
      <text:p text:style-name="Standard"><text:s text:c="13"/>vendor: Intel Corporation</text:p>
      <text:p text:style-name="Standard"><text:s text:c="13"/>physical id: 14</text:p>
      <text:p text:style-name="Standard"><text:s text:c="13"/>bus info: pci@0000:00:14.0</text:p>
      <text:p text:style-name="Standard"><text:s text:c="13"/>version: 04</text:p>
      <text:p text:style-name="Standard"><text:s text:c="13"/>width: 64 bits</text:p>
      <text:p text:style-name="Standard"><text:s text:c="13"/>clock: 33MHz</text:p>
      <text:p text:style-name="Standard"><text:s text:c="13"/>capabilities: pm msi xhci bus_master cap_list</text:p>
      <text:p text:style-name="Standard"><text:s text:c="13"/>configuration: driver=xhci_hcd latency=0</text:p>
      <text:p text:style-name="Standard"><text:s text:c="13"/>resources: irq:28 memory:f7c20000-f7c2ffff</text:p>
      <text:p text:style-name="Standard"><text:soft-page-break/><text:s text:c="11"/>*-usbhost:0</text:p>
      <text:p text:style-name="Standard"><text:s text:c="16"/>product: xHCI Host Controller</text:p>
      <text:p text:style-name="Standard"><text:s text:c="16"/>vendor: Linux 6.17.2-1-pve xhci-hcd</text:p>
      <text:p text:style-name="Standard"><text:s text:c="16"/>physical id: 0</text:p>
      <text:p text:style-name="Standard"><text:s text:c="16"/>bus info: usb@3</text:p>
      <text:p text:style-name="Standard"><text:s text:c="16"/>logical name: usb3</text:p>
      <text:p text:style-name="Standard"><text:s text:c="16"/>version: 6.17</text:p>
      <text:p text:style-name="Standard"><text:s text:c="16"/>capabilities: usb-2.00</text:p>
      <text:p text:style-name="Standard"><text:s text:c="16"/>configuration: driver=hub slots=15 speed=480Mbit/s</text:p>
      <text:p text:style-name="Standard"><text:s text:c="11"/>*-usbhost:1</text:p>
      <text:p text:style-name="Standard"><text:s text:c="16"/>product: xHCI Host Controller</text:p>
      <text:p text:style-name="Standard"><text:s text:c="16"/>vendor: Linux 6.17.2-1-pve xhci-hcd</text:p>
      <text:p text:style-name="Standard"><text:s text:c="16"/>physical id: 1</text:p>
      <text:p text:style-name="Standard"><text:s text:c="16"/>bus info: usb@4</text:p>
      <text:p text:style-name="Standard"><text:s text:c="16"/>logical name: usb4</text:p>
      <text:p text:style-name="Standard"><text:s text:c="16"/>version: 6.17</text:p>
      <text:p text:style-name="Standard"><text:s text:c="16"/>capabilities: usb-3.00</text:p>
      <text:p text:style-name="Standard"><text:s text:c="16"/>configuration: driver=hub slots=6 speed=5000Mbit/s</text:p>
      <text:p text:style-name="Standard"><text:s text:c="8"/>*-communication:0</text:p>
      <text:p text:style-name="Standard"><text:s text:c="13"/>description: Communication controller</text:p>
      <text:p text:style-name="Standard"><text:s text:c="13"/>product: 8 Series/C220 Series Chipset Family MEI Controller #1</text:p>
      <text:p text:style-name="Standard"><text:s text:c="13"/>vendor: Intel Corporation</text:p>
      <text:p text:style-name="Standard"><text:s text:c="13"/>physical id: 16</text:p>
      <text:p text:style-name="Standard"><text:s text:c="13"/>bus info: pci@0000:00:16.0</text:p>
      <text:p text:style-name="Standard"><text:s text:c="13"/>version: 04</text:p>
      <text:p text:style-name="Standard"><text:s text:c="13"/>width: 64 bits</text:p>
      <text:p text:style-name="Standard"><text:s text:c="13"/>clock: 33MHz</text:p>
      <text:p text:style-name="Standard"><text:s text:c="13"/>capabilities: pm msi bus_master cap_list</text:p>
      <text:p text:style-name="Standard"><text:s text:c="13"/>configuration: driver=mei_me latency=0</text:p>
      <text:p text:style-name="Standard"><text:s text:c="13"/>resources: irq:36 memory:f7c40000-f7c4000f</text:p>
      <text:p text:style-name="Standard"><text:s text:c="8"/>*-communication:1</text:p>
      <text:p text:style-name="Standard"><text:s text:c="13"/>description: Serial controller</text:p>
      <text:p text:style-name="Standard"><text:s text:c="13"/>product: 8 Series/C220 Series Chipset Family KT Controller</text:p>
      <text:p text:style-name="Standard"><text:s text:c="13"/>vendor: Intel Corporation</text:p>
      <text:p text:style-name="Standard"><text:s text:c="13"/>physical id: 16.3</text:p>
      <text:p text:style-name="Standard"><text:s text:c="13"/>bus info: pci@0000:00:16.3</text:p>
      <text:p text:style-name="Standard"><text:s text:c="13"/>version: 04</text:p>
      <text:p text:style-name="Standard"><text:s text:c="13"/>width: 32 bits</text:p>
      <text:p text:style-name="Standard"><text:s text:c="13"/>clock: 66MHz</text:p>
      <text:p text:style-name="Standard"><text:s text:c="13"/>capabilities: pm msi 16550 cap_list</text:p>
      <text:p text:style-name="Standard"><text:s text:c="13"/>configuration: driver=serial latency=0</text:p>
      <text:p text:style-name="Standard"><text:s text:c="13"/>resources: irq:19 ioport:f0e0(size=8) memory:f7c3e000-f7c3efff</text:p>
      <text:p text:style-name="Standard"><text:s text:c="8"/>*-network</text:p>
      <text:p text:style-name="Standard"><text:s text:c="13"/>description: Ethernet interface</text:p>
      <text:p text:style-name="Standard"><text:s text:c="13"/>product: Ethernet Connection I217-LM</text:p>
      <text:p text:style-name="Standard"><text:s text:c="13"/>vendor: Intel Corporation</text:p>
      <text:p text:style-name="Standard"><text:s text:c="13"/>physical id: 19</text:p>
      <text:p text:style-name="Standard"><text:s text:c="13"/>bus info: pci@0000:00:19.0</text:p>
      <text:p text:style-name="Standard"><text:s text:c="13"/>logical name: nic0</text:p>
      <text:p text:style-name="Standard"><text:soft-page-break/><text:s text:c="13"/>version: 04</text:p>
      <text:p text:style-name="Standard"><text:s text:c="13"/>serial: 64:00:6a:82:04:ad</text:p>
      <text:p text:style-name="Standard"><text:s text:c="13"/>size: 1Gbit/s</text:p>
      <text:p text:style-name="Standard"><text:s text:c="13"/>capacity: 1Gbit/s</text:p>
      <text:p text:style-name="Standard"><text:s text:c="13"/>width: 32 bits</text:p>
      <text:p text:style-name="Standard"><text:s text:c="13"/>clock: 33MHz</text:p>
      <text:p text:style-name="Standard"><text:s text:c="13"/>capabilities: pm msi bus_master cap_list ethernet physical tp 10bt 10bt-fd 100bt 100bt-fd 1000bt-fd autonegotiation</text:p>
      <text:p text:style-name="Standard"><text:s text:c="13"/>configuration: autonegotiation=on broadcast=yes driver=e1000e driverversion=6.17.2-1-pve duplex=full firmware=0.13-4 latency=0 link=yes multicast=yes port=twisted pair speed=1Gbit/s</text:p>
      <text:p text:style-name="Standard"><text:s text:c="13"/>resources: irq:27 memory:f7c00000-f7c1ffff memory:f7c3d000-f7c3dfff ioport:f080(size=32)</text:p>
      <text:p text:style-name="Standard"><text:s text:c="8"/>*-usb:1</text:p>
      <text:p text:style-name="Standard"><text:s text:c="13"/>description: USB controller</text:p>
      <text:p text:style-name="Standard"><text:s text:c="13"/>product: 8 Series/C220 Series Chipset Family USB EHCI #2</text:p>
      <text:p text:style-name="Standard"><text:s text:c="13"/>vendor: Intel Corporation</text:p>
      <text:p text:style-name="Standard"><text:s text:c="13"/>physical id: 1a</text:p>
      <text:p text:style-name="Standard"><text:s text:c="13"/>bus info: pci@0000:00:1a.0</text:p>
      <text:p text:style-name="Standard"><text:s text:c="13"/>version: 04</text:p>
      <text:p text:style-name="Standard"><text:s text:c="13"/>width: 32 bits</text:p>
      <text:p text:style-name="Standard"><text:s text:c="13"/>clock: 33MHz</text:p>
      <text:p text:style-name="Standard"><text:s text:c="13"/>capabilities: pm debug ehci bus_master cap_list</text:p>
      <text:p text:style-name="Standard"><text:s text:c="13"/>configuration: driver=ehci-pci latency=0</text:p>
      <text:p text:style-name="Standard"><text:s text:c="13"/>resources: irq:16 memory:f7c3c000-f7c3c3ff</text:p>
      <text:p text:style-name="Standard"><text:s text:c="11"/>*-usbhost</text:p>
      <text:p text:style-name="Standard"><text:s text:c="16"/>product: EHCI Host Controller</text:p>
      <text:p text:style-name="Standard"><text:s text:c="16"/>vendor: Linux 6.17.2-1-pve ehci_hcd</text:p>
      <text:p text:style-name="Standard"><text:s text:c="16"/>physical id: 1</text:p>
      <text:p text:style-name="Standard"><text:s text:c="16"/>bus info: usb@2</text:p>
      <text:p text:style-name="Standard"><text:s text:c="16"/>logical name: usb2</text:p>
      <text:p text:style-name="Standard"><text:s text:c="16"/>version: 6.17</text:p>
      <text:p text:style-name="Standard"><text:s text:c="16"/>capabilities: usb-2.00</text:p>
      <text:p text:style-name="Standard"><text:s text:c="16"/>configuration: driver=hub slots=3 speed=480Mbit/s</text:p>
      <text:p text:style-name="Standard"><text:s text:c="14"/>*-usb</text:p>
      <text:p text:style-name="Standard"><text:s text:c="19"/>description: USB hub</text:p>
      <text:p text:style-name="Standard"><text:s text:c="19"/>product: Integrated Rate Matching Hub</text:p>
      <text:p text:style-name="Standard"><text:s text:c="19"/>vendor: Intel Corp.</text:p>
      <text:p text:style-name="Standard"><text:s text:c="19"/>physical id: 1</text:p>
      <text:p text:style-name="Standard"><text:s text:c="19"/>bus info: usb@2:1</text:p>
      <text:p text:style-name="Standard"><text:s text:c="19"/>version: 0.04</text:p>
      <text:p text:style-name="Standard"><text:s text:c="19"/>capabilities: usb-2.00</text:p>
      <text:p text:style-name="Standard"><text:s text:c="19"/>configuration: driver=hub slots=6 speed=480Mbit/s</text:p>
      <text:p text:style-name="Standard"><text:s text:c="8"/>*-multimedia:1</text:p>
      <text:p text:style-name="Standard"><text:s text:c="13"/>description: Audio device</text:p>
      <text:p text:style-name="Standard"><text:s text:c="13"/>product: 8 Series/C220 Series Chipset High Definition Audio Controller</text:p>
      <text:p text:style-name="Standard"><text:s text:c="13"/>vendor: Intel Corporation</text:p>
      <text:p text:style-name="Standard"><text:s text:c="13"/>physical id: 1b</text:p>
      <text:p text:style-name="Standard"><text:s text:c="13"/>bus info: pci@0000:00:1b.0</text:p>
      <text:p text:style-name="Standard"><text:s text:c="13"/>logical name: card0</text:p>
      <text:p text:style-name="Standard"><text:s text:c="13"/>logical name: /dev/snd/controlC0</text:p>
      <text:p text:style-name="Standard"><text:soft-page-break/><text:s text:c="13"/>logical name: /dev/snd/hwC0D0</text:p>
      <text:p text:style-name="Standard"><text:s text:c="13"/>logical name: /dev/snd/pcmC0D0c</text:p>
      <text:p text:style-name="Standard"><text:s text:c="13"/>logical name: /dev/snd/pcmC0D0p</text:p>
      <text:p text:style-name="Standard"><text:s text:c="13"/>version: 04</text:p>
      <text:p text:style-name="Standard"><text:s text:c="13"/>width: 64 bits</text:p>
      <text:p text:style-name="Standard"><text:s text:c="13"/>clock: 33MHz</text:p>
      <text:p text:style-name="Standard"><text:s text:c="13"/>capabilities: pm msi pciexpress bus_master cap_list</text:p>
      <text:p text:style-name="Standard"><text:s text:c="13"/>configuration: driver=snd_hda_intel latency=0</text:p>
      <text:p text:style-name="Standard"><text:s text:c="13"/>resources: irq:37 memory:f7c30000-f7c33fff</text:p>
      <text:p text:style-name="Standard"><text:s text:c="11"/>*-input:0</text:p>
      <text:p text:style-name="Standard"><text:s text:c="16"/>product: HDA Intel PCH Rear Mic</text:p>
      <text:p text:style-name="Standard"><text:s text:c="16"/>physical id: 0</text:p>
      <text:p text:style-name="Standard"><text:s text:c="16"/>logical name: input3</text:p>
      <text:p text:style-name="Standard"><text:s text:c="16"/>logical name: /dev/input/event3</text:p>
      <text:p text:style-name="Standard"><text:s text:c="11"/>*-input:1</text:p>
      <text:p text:style-name="Standard"><text:s text:c="16"/>product: HDA Intel PCH Front Mic</text:p>
      <text:p text:style-name="Standard"><text:s text:c="16"/>physical id: 1</text:p>
      <text:p text:style-name="Standard"><text:s text:c="16"/>logical name: input4</text:p>
      <text:p text:style-name="Standard"><text:s text:c="16"/>logical name: /dev/input/event4</text:p>
      <text:p text:style-name="Standard"><text:s text:c="11"/>*-input:2</text:p>
      <text:p text:style-name="Standard"><text:s text:c="16"/>product: HDA Intel PCH Line Out</text:p>
      <text:p text:style-name="Standard"><text:s text:c="16"/>physical id: 2</text:p>
      <text:p text:style-name="Standard"><text:s text:c="16"/>logical name: input5</text:p>
      <text:p text:style-name="Standard"><text:s text:c="16"/>logical name: /dev/input/event5</text:p>
      <text:p text:style-name="Standard"><text:s text:c="11"/>*-input:3</text:p>
      <text:p text:style-name="Standard"><text:s text:c="16"/>product: HDA Intel PCH Front Headphone</text:p>
      <text:p text:style-name="Standard"><text:s text:c="16"/>physical id: 3</text:p>
      <text:p text:style-name="Standard"><text:s text:c="16"/>logical name: input6</text:p>
      <text:p text:style-name="Standard"><text:s text:c="16"/>logical name: /dev/input/event6</text:p>
      <text:p text:style-name="Standard"><text:s text:c="8"/>*-usb:2</text:p>
      <text:p text:style-name="Standard"><text:s text:c="13"/>description: USB controller</text:p>
      <text:p text:style-name="Standard"><text:s text:c="13"/>product: 8 Series/C220 Series Chipset Family USB EHCI #1</text:p>
      <text:p text:style-name="Standard"><text:s text:c="13"/>vendor: Intel Corporation</text:p>
      <text:p text:style-name="Standard"><text:s text:c="13"/>physical id: 1d</text:p>
      <text:p text:style-name="Standard"><text:s text:c="13"/>bus info: pci@0000:00:1d.0</text:p>
      <text:p text:style-name="Standard"><text:s text:c="13"/>version: 04</text:p>
      <text:p text:style-name="Standard"><text:s text:c="13"/>width: 32 bits</text:p>
      <text:p text:style-name="Standard"><text:s text:c="13"/>clock: 33MHz</text:p>
      <text:p text:style-name="Standard"><text:s text:c="13"/>capabilities: pm debug ehci bus_master cap_list</text:p>
      <text:p text:style-name="Standard"><text:s text:c="13"/>configuration: driver=ehci-pci latency=0</text:p>
      <text:p text:style-name="Standard"><text:s text:c="13"/>resources: irq:23 memory:f7c3b000-f7c3b3ff</text:p>
      <text:p text:style-name="Standard"><text:s text:c="11"/>*-usbhost</text:p>
      <text:p text:style-name="Standard"><text:s text:c="16"/>product: EHCI Host Controller</text:p>
      <text:p text:style-name="Standard"><text:s text:c="16"/>vendor: Linux 6.17.2-1-pve ehci_hcd</text:p>
      <text:p text:style-name="Standard"><text:s text:c="16"/>physical id: 1</text:p>
      <text:p text:style-name="Standard"><text:s text:c="16"/>bus info: usb@1</text:p>
      <text:p text:style-name="Standard"><text:s text:c="16"/>logical name: usb1</text:p>
      <text:p text:style-name="Standard"><text:s text:c="16"/>version: 6.17</text:p>
      <text:p text:style-name="Standard"><text:s text:c="16"/>capabilities: usb-2.00</text:p>
      <text:p text:style-name="Standard"><text:soft-page-break/><text:s text:c="16"/>configuration: driver=hub slots=3 speed=480Mbit/s</text:p>
      <text:p text:style-name="Standard"><text:s text:c="14"/>*-usb</text:p>
      <text:p text:style-name="Standard"><text:s text:c="19"/>description: USB hub</text:p>
      <text:p text:style-name="Standard"><text:s text:c="19"/>product: Integrated Rate Matching Hub</text:p>
      <text:p text:style-name="Standard"><text:s text:c="19"/>vendor: Intel Corp.</text:p>
      <text:p text:style-name="Standard"><text:s text:c="19"/>physical id: 1</text:p>
      <text:p text:style-name="Standard"><text:s text:c="19"/>bus info: usb@1:1</text:p>
      <text:p text:style-name="Standard"><text:s text:c="19"/>version: 0.04</text:p>
      <text:p text:style-name="Standard"><text:s text:c="19"/>capabilities: usb-2.00</text:p>
      <text:p text:style-name="Standard"><text:s text:c="19"/>configuration: driver=hub slots=8 speed=480Mbit/s</text:p>
      <text:p text:style-name="Standard"><text:s text:c="8"/>*-isa</text:p>
      <text:p text:style-name="Standard"><text:s text:c="13"/>description: ISA bridge</text:p>
      <text:p text:style-name="Standard"><text:s text:c="13"/>product: Q87 Express LPC Controller</text:p>
      <text:p text:style-name="Standard"><text:s text:c="13"/>vendor: Intel Corporation</text:p>
      <text:p text:style-name="Standard"><text:s text:c="13"/>physical id: 1f</text:p>
      <text:p text:style-name="Standard"><text:s text:c="13"/>bus info: pci@0000:00:1f.0</text:p>
      <text:p text:style-name="Standard"><text:s text:c="13"/>version: 04</text:p>
      <text:p text:style-name="Standard"><text:s text:c="13"/>width: 32 bits</text:p>
      <text:p text:style-name="Standard"><text:s text:c="13"/>clock: 33MHz</text:p>
      <text:p text:style-name="Standard"><text:s text:c="13"/>capabilities: isa bus_master cap_list</text:p>
      <text:p text:style-name="Standard"><text:s text:c="13"/>configuration: driver=lpc_ich latency=0</text:p>
      <text:p text:style-name="Standard"><text:s text:c="13"/>resources: irq:0</text:p>
      <text:p text:style-name="Standard"><text:s text:c="11"/>*-pnp00:00</text:p>
      <text:p text:style-name="Standard"><text:s text:c="16"/>product: PnP device PNP0c02</text:p>
      <text:p text:style-name="Standard"><text:s text:c="16"/>physical id: 0</text:p>
      <text:p text:style-name="Standard"><text:s text:c="16"/>capabilities: pnp</text:p>
      <text:p text:style-name="Standard"><text:s text:c="16"/>configuration: driver=system</text:p>
      <text:p text:style-name="Standard"><text:s text:c="11"/>*-pnp00:01</text:p>
      <text:p text:style-name="Standard"><text:s text:c="16"/>product: PnP device PNP0b00</text:p>
      <text:p text:style-name="Standard"><text:s text:c="16"/>physical id: 1</text:p>
      <text:p text:style-name="Standard"><text:s text:c="16"/>capabilities: pnp</text:p>
      <text:p text:style-name="Standard"><text:s text:c="16"/>configuration: driver=rtc_cmos</text:p>
      <text:p text:style-name="Standard"><text:s text:c="11"/>*-pnp00:02</text:p>
      <text:p text:style-name="Standard"><text:s text:c="16"/>product: PnP device PNP0c02</text:p>
      <text:p text:style-name="Standard"><text:s text:c="16"/>physical id: 2</text:p>
      <text:p text:style-name="Standard"><text:s text:c="16"/>capabilities: pnp</text:p>
      <text:p text:style-name="Standard"><text:s text:c="16"/>configuration: driver=system</text:p>
      <text:p text:style-name="Standard"><text:s text:c="11"/>*-pnp00:03</text:p>
      <text:p text:style-name="Standard"><text:s text:c="16"/>product: PnP device PNP0c02</text:p>
      <text:p text:style-name="Standard"><text:s text:c="16"/>physical id: 3</text:p>
      <text:p text:style-name="Standard"><text:s text:c="16"/>capabilities: pnp</text:p>
      <text:p text:style-name="Standard"><text:s text:c="16"/>configuration: driver=system</text:p>
      <text:p text:style-name="Standard"><text:s text:c="11"/>*-pnp00:04</text:p>
      <text:p text:style-name="Standard"><text:s text:c="16"/>product: PnP device PNP0501</text:p>
      <text:p text:style-name="Standard"><text:s text:c="16"/>physical id: 4</text:p>
      <text:p text:style-name="Standard"><text:s text:c="16"/>capabilities: pnp</text:p>
      <text:p text:style-name="Standard"><text:s text:c="16"/>configuration: driver=serial</text:p>
      <text:p text:style-name="Standard"><text:s text:c="11"/>*-pnp00:05</text:p>
      <text:p text:style-name="Standard"><text:s text:c="16"/>product: PnP device PNP0c02</text:p>
      <text:p text:style-name="Standard"><text:soft-page-break/><text:s text:c="16"/>physical id: 5</text:p>
      <text:p text:style-name="Standard"><text:s text:c="16"/>capabilities: pnp</text:p>
      <text:p text:style-name="Standard"><text:s text:c="16"/>configuration: driver=system</text:p>
      <text:p text:style-name="Standard"><text:s text:c="11"/>*-pnp00:06</text:p>
      <text:p text:style-name="Standard"><text:s text:c="16"/>product: PnP device PNP0c31</text:p>
      <text:p text:style-name="Standard"><text:s text:c="16"/>physical id: 6</text:p>
      <text:p text:style-name="Standard"><text:s text:c="16"/>capabilities: pnp</text:p>
      <text:p text:style-name="Standard"><text:s text:c="16"/>configuration: driver=tpm_tis</text:p>
      <text:p text:style-name="Standard"><text:s text:c="8"/>*-sata</text:p>
      <text:p text:style-name="Standard"><text:s text:c="13"/>description: SATA controller</text:p>
      <text:p text:style-name="Standard"><text:s text:c="13"/>product: 8 Series/C220 Series Chipset Family 6-port SATA Controller 1 [AHCI mode]</text:p>
      <text:p text:style-name="Standard"><text:s text:c="13"/>vendor: Intel Corporation</text:p>
      <text:p text:style-name="Standard"><text:s text:c="13"/>physical id: 1f.2</text:p>
      <text:p text:style-name="Standard"><text:s text:c="13"/>bus info: pci@0000:00:1f.2</text:p>
      <text:p text:style-name="Standard"><text:s text:c="13"/>logical name: scsi0</text:p>
      <text:p text:style-name="Standard"><text:s text:c="13"/>logical name: scsi1</text:p>
      <text:p text:style-name="Standard"><text:s text:c="13"/>version: 04</text:p>
      <text:p text:style-name="Standard"><text:s text:c="13"/>width: 32 bits</text:p>
      <text:p text:style-name="Standard"><text:s text:c="13"/>clock: 66MHz</text:p>
      <text:p text:style-name="Standard"><text:s text:c="13"/>capabilities: sata msi pm ahci_1.0 bus_master cap_list emulated</text:p>
      <text:p text:style-name="Standard"><text:s text:c="13"/>configuration: driver=ahci latency=0</text:p>
      <text:p text:style-name="Standard"><text:s text:c="13"/>resources: irq:26 ioport:f0d0(size=8) ioport:f0c0(size=4) ioport:f0b0(size=8) ioport:f0a0(size=4) ioport:f060(size=32) memory:f7c3a000-f7c3a7ff</text:p>
      <text:p text:style-name="Standard"><text:s text:c="11"/>*-cdrom</text:p>
      <text:p text:style-name="Standard"><text:s text:c="16"/>description: DVD-RAM writer</text:p>
      <text:p text:style-name="Standard"><text:s text:c="16"/>product: DVD+-RW GTA0N</text:p>
      <text:p text:style-name="Standard"><text:s text:c="16"/>vendor: HL-DT-ST</text:p>
      <text:p text:style-name="Standard"><text:s text:c="16"/>physical id: 0</text:p>
      <text:p text:style-name="Standard"><text:s text:c="16"/>bus info: scsi@0:0.0.0</text:p>
      <text:p text:style-name="Standard"><text:s text:c="16"/>logical name: /dev/cdrom</text:p>
      <text:p text:style-name="Standard"><text:s text:c="16"/>logical name: /dev/sr0</text:p>
      <text:p text:style-name="Standard"><text:s text:c="16"/>version: A1C0</text:p>
      <text:p text:style-name="Standard"><text:s text:c="16"/>capabilities: removable audio cd-r cd-rw dvd dvd-r dvd-ram</text:p>
      <text:p text:style-name="Standard"><text:s text:c="16"/>configuration: ansiversion=5 status=nodisc</text:p>
      <text:p text:style-name="Standard"><text:s text:c="11"/>*-disk</text:p>
      <text:p text:style-name="Standard"><text:s text:c="16"/>description: ATA Disk</text:p>
      <text:p text:style-name="Standard"><text:s text:c="16"/>product: HX512GSSDSATA3</text:p>
      <text:p text:style-name="Standard"><text:s text:c="16"/>physical id: 1</text:p>
      <text:p text:style-name="Standard"><text:s text:c="16"/>bus info: scsi@1:0.0.0</text:p>
      <text:p text:style-name="Standard"><text:s text:c="16"/>logical name: /dev/sda</text:p>
      <text:p text:style-name="Standard"><text:s text:c="16"/>version: 666</text:p>
      <text:p text:style-name="Standard"><text:s text:c="16"/>serial: D1LHXGPONXO9BKDEQYHV</text:p>
      <text:p text:style-name="Standard"><text:s text:c="16"/>size: 476GiB (512GB)</text:p>
      <text:p text:style-name="Standard"><text:s text:c="16"/>capabilities: gpt-1.00 partitioned partitioned:gpt</text:p>
      <text:p text:style-name="Standard"><text:s text:c="16"/>configuration: ansiversion=5 guid=fbb597d0-70d6-4b60-85ed-b759b5eb25a3 logicalsectorsize=512 sectorsize=512</text:p>
      <text:p text:style-name="Standard"><text:s text:c="14"/>*-volume:0</text:p>
      <text:p text:style-name="Standard"><text:s text:c="19"/>description: BIOS Boot partition</text:p>
      <text:p text:style-name="Standard"><text:s text:c="19"/>vendor: EFI</text:p>
      <text:p text:style-name="Standard"><text:soft-page-break/><text:s text:c="19"/>physical id: 1</text:p>
      <text:p text:style-name="Standard"><text:s text:c="19"/>bus info: scsi@1:0.0.0,1</text:p>
      <text:p text:style-name="Standard"><text:s text:c="19"/>logical name: /dev/sda1</text:p>
      <text:p text:style-name="Standard"><text:s text:c="19"/>serial: 52a4a7e2-25b0-448c-952d-9e07bc09cee2</text:p>
      <text:p text:style-name="Standard"><text:s text:c="19"/>capacity: 1006KiB</text:p>
      <text:p text:style-name="Standard"><text:s text:c="19"/>capabilities: nofs</text:p>
      <text:p text:style-name="Standard"><text:s text:c="14"/>*-volume:1 UNCLAIMED</text:p>
      <text:p text:style-name="Standard"><text:s text:c="19"/>description: Windows FAT volume</text:p>
      <text:p text:style-name="Standard"><text:s text:c="19"/>vendor: mkfs.fat</text:p>
      <text:p text:style-name="Standard"><text:s text:c="19"/>physical id: 2</text:p>
      <text:p text:style-name="Standard"><text:s text:c="19"/>bus info: scsi@1:0.0.0,2</text:p>
      <text:p text:style-name="Standard"><text:s text:c="19"/>version: FAT32</text:p>
      <text:p text:style-name="Standard"><text:s text:c="19"/>serial: f37d-22f1</text:p>
      <text:p text:style-name="Standard"><text:s text:c="19"/>size: 1022MiB</text:p>
      <text:p text:style-name="Standard"><text:s text:c="19"/>capacity: 1023MiB</text:p>
      <text:p text:style-name="Standard"><text:s text:c="19"/>capabilities: boot fat initialized</text:p>
      <text:p text:style-name="Standard"><text:s text:c="19"/>configuration: FATs=2 filesystem=fat</text:p>
      <text:p text:style-name="Standard"><text:s text:c="14"/>*-volume:2</text:p>
      <text:p text:style-name="Standard"><text:s text:c="19"/>description: LVM Physical Volume</text:p>
      <text:p text:style-name="Standard"><text:s text:c="19"/>vendor: Linux</text:p>
      <text:p text:style-name="Standard"><text:s text:c="19"/>physical id: 3</text:p>
      <text:p text:style-name="Standard"><text:s text:c="19"/>bus info: scsi@1:0.0.0,3</text:p>
      <text:p text:style-name="Standard"><text:s text:c="19"/>logical name: /dev/sda3</text:p>
      <text:p text:style-name="Standard"><text:s text:c="19"/>serial: h0yktP-bHeI-iODa-f3Uy-fJGs-lFT7-Uz4ebY</text:p>
      <text:p text:style-name="Standard"><text:s text:c="19"/>size: 475GiB</text:p>
      <text:p text:style-name="Standard"><text:s text:c="19"/>capabilities: multi lvm2</text:p>
      <text:p text:style-name="Standard"><text:s text:c="8"/>*-serial</text:p>
      <text:p text:style-name="Standard"><text:s text:c="13"/>description: SMBus</text:p>
      <text:p text:style-name="Standard"><text:s text:c="13"/>product: 8 Series/C220 Series Chipset Family SMBus Controller</text:p>
      <text:p text:style-name="Standard"><text:s text:c="13"/>vendor: Intel Corporation</text:p>
      <text:p text:style-name="Standard"><text:s text:c="13"/>physical id: 1f.3</text:p>
      <text:p text:style-name="Standard"><text:s text:c="13"/>bus info: pci@0000:00:1f.3</text:p>
      <text:p text:style-name="Standard"><text:s text:c="13"/>version: 04</text:p>
      <text:p text:style-name="Standard"><text:s text:c="13"/>width: 64 bits</text:p>
      <text:p text:style-name="Standard"><text:s text:c="13"/>clock: 33MHz</text:p>
      <text:p text:style-name="Standard"><text:s text:c="13"/>configuration: driver=i801_smbus latency=0</text:p>
      <text:p text:style-name="Standard"><text:s text:c="13"/>resources: irq:18 memory:f7c39000-f7c390ff ioport:f040(size=32)</text:p>
      <text:p text:style-name="Standard"><text:s text:c="2"/>*-input:0</text:p>
      <text:p text:style-name="Standard"><text:s text:c="7"/>product: Power Button</text:p>
      <text:p text:style-name="Standard"><text:s text:c="7"/>physical id: 1</text:p>
      <text:p text:style-name="Standard"><text:s text:c="7"/>logical name: input0</text:p>
      <text:p text:style-name="Standard"><text:s text:c="7"/>logical name: /dev/input/event0</text:p>
      <text:p text:style-name="Standard"><text:s text:c="7"/>capabilities: platform</text:p>
      <text:p text:style-name="Standard"><text:s text:c="2"/>*-input:1</text:p>
      <text:p text:style-name="Standard"><text:s text:c="7"/>product: Power Button</text:p>
      <text:p text:style-name="Standard"><text:s text:c="7"/>physical id: 2</text:p>
      <text:p text:style-name="Standard"><text:s text:c="7"/>logical name: input1</text:p>
      <text:p text:style-name="Standard"><text:s text:c="7"/>logical name: /dev/input/event1</text:p>
      <text:p text:style-name="Standard"><text:s text:c="7"/>capabilities: platform</text:p>
      <text:p text:style-name="Standard"><text:soft-page-break/><text:s text:c="2"/>*-input:2</text:p>
      <text:p text:style-name="Standard"><text:s text:c="7"/>product: PC Speaker</text:p>
      <text:p text:style-name="Standard"><text:s text:c="7"/>physical id: 3</text:p>
      <text:p text:style-name="Standard"><text:s text:c="7"/>logical name: input2</text:p>
      <text:p text:style-name="Standard"><text:s text:c="7"/>logical name: /dev/input/event2</text:p>
      <text:p text:style-name="Standard"><text:s text:c="7"/>capabilities: isa</text:p>
      <text:p text:style-name="Standard"><text:s text:c="2"/>*-input:3</text:p>
      <text:p text:style-name="Standard"><text:s text:c="7"/>product: Video Bus</text:p>
      <text:p text:style-name="Standard"><text:s text:c="7"/>physical id: 4</text:p>
      <text:p text:style-name="Standard"><text:s text:c="7"/>logical name: input7</text:p>
      <text:p text:style-name="Standard"><text:s text:c="7"/>logical name: /dev/input/event7</text:p>
      <text:p text:style-name="Standard"><text:s text:c="7"/>capabilities: platform</text:p>
      <text:p text:style-name="Standard">root@pve:~# lshw | grep memory</text:p>
      <text:p text:style-name="Standard"><text:s text:c="5"/>*-memory <text:s text:c="14"/></text:p>
      <text:p text:style-name="Standard"><text:s text:c="13"/>resources: irq:38 memory:f7800000-f7bfffff memory:e0000000-efffffff ioport:f000(size=64) memory:c0000-dffff</text:p>
      <text:p text:style-name="Standard"><text:s text:c="13"/>resources: irq:39 memory:f7c34000-f7c37fff</text:p>
      <text:p text:style-name="Standard"><text:s text:c="13"/>resources: irq:28 memory:f7c20000-f7c2ffff</text:p>
      <text:p text:style-name="Standard"><text:s text:c="13"/>resources: irq:36 memory:f7c40000-f7c4000f</text:p>
      <text:p text:style-name="Standard"><text:s text:c="13"/>resources: irq:19 ioport:f0e0(size=8) memory:f7c3e000-f7c3efff</text:p>
      <text:p text:style-name="Standard"><text:s text:c="13"/>resources: irq:27 memory:f7c00000-f7c1ffff memory:f7c3d000-f7c3dfff ioport:f080(size=32)</text:p>
      <text:p text:style-name="Standard"><text:s text:c="13"/>resources: irq:16 memory:f7c3c000-f7c3c3ff</text:p>
      <text:p text:style-name="Standard"><text:s text:c="13"/>resources: irq:37 memory:f7c30000-f7c33fff</text:p>
      <text:p text:style-name="Standard"><text:s text:c="13"/>resources: irq:23 memory:f7c3b000-f7c3b3ff</text:p>
      <text:p text:style-name="Standard"><text:s text:c="13"/>resources: irq:26 ioport:f0d0(size=8) ioport:f0c0(size=4) ioport:f0b0(size=8) ioport:f0a0(size=4) ioport:f060(size=32) memory:f7c3a000-f7c3a7ff</text:p>
      <text:p text:style-name="Standard"><text:s text:c="13"/>resources: irq:18 memory:f7c39000-f7c390ff ioport:f040(size=32)</text:p>
      <text:p text:style-name="Standard">root@pv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4T10:08:04.125248900</meta:creation-date>
    <dc:date>2026-02-14T10:24:41.774689500</dc:date>
    <meta:editing-duration>PT16M39S</meta:editing-duration>
    <meta:editing-cycles>2</meta:editing-cycles>
    <meta:generator>LibreOffice/25.8.4.2$Windows_X86_64 LibreOffice_project/290daaa01b999472f0c7a3890eb6a550fd74c6df</meta:generator>
    <meta:document-statistic meta:table-count="0" meta:image-count="0" meta:object-count="0" meta:page-count="11" meta:paragraph-count="499" meta:word-count="1653" meta:character-count="19929" meta:non-whitespace-character-count="12359"/>
  </office:meta>
</office:document-meta>
</file>